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background-color="transparen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8" style:family="paragraph" style:parent-style-name="Standard">
      <style:paragraph-properties fo:margin-left="0in" fo:margin-right="0in" fo:margin-top="0in" fo:margin-bottom="0in" fo:line-height="100%" fo:text-indent="0in" style:auto-text-indent="false"/>
    </style:style>
    <style:style style:name="P9" style:family="paragraph" style:parent-style-name="Standard" style:list-style-name="">
      <style:paragraph-properties fo:margin-left="0in" fo:margin-right="0in" fo:margin-top="0in" fo:margin-bottom="0in" fo:line-height="100%" fo:text-indent="0in" style:auto-text-indent="false"/>
    </style:style>
    <style:style style:name="P10" style:family="paragraph" style:parent-style-name="Standard" style:list-style-name="">
      <style:paragraph-properties fo:margin-left="0in" fo:margin-right="0in" fo:margin-top="0in" fo:margin-bottom="0in" fo:line-height="100%" fo:text-indent="0in" style:auto-text-indent="false"/>
      <style:text-properties fo:font-size="10.5pt" style:font-size-asian="10.5pt" style:font-size-complex="10.5pt"/>
    </style:style>
    <style:style style:name="P11"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style:font-name="Georgia" fo:font-size="10.5pt" fo:font-weight="bold" style:font-size-asian="10.5pt" style:font-weight-asian="bold" style:font-name-complex="Times New Roman1" style:font-size-complex="10.5pt"/>
    </style:style>
    <style:style style:name="T4" style:family="text">
      <style:text-properties style:font-name="Georgia" fo:font-size="10.5pt" fo:font-weight="bold" style:font-size-asian="10.5pt" style:font-weight-asian="bold" style:font-name-complex="Times New Roman1" style:font-size-complex="10.5pt" style:font-weight-complex="bold"/>
    </style:style>
    <style:style style:name="T5" style:family="text">
      <style:text-properties style:font-name="Georgia" fo:font-size="10.5pt" style:font-size-asian="10.5pt" style:font-name-complex="Times New Roman1" style:font-size-complex="10.5pt"/>
    </style:style>
    <style:style style:name="T6"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7" style:family="text">
      <style:text-properties style:font-name="Georgia" fo:font-size="10.5pt" fo:language="none" fo:country="none" style:text-underline-style="solid" style:text-underline-width="auto" style:text-underline-color="font-color" style:font-name-asian="Georgia" style:font-size-asian="10.5pt" style:language-asian="none" style:country-asian="none" style:font-name-complex="Georgia" style:font-size-complex="10.5pt" style:language-complex="none" style:country-complex="none"/>
    </style:style>
    <style:style style:name="T8" style:family="text">
      <style:text-properties style:font-name="Georgia" fo:font-weight="bold" style:font-weight-asian="bold" style:font-name-complex="Times New Roman1" style:font-weight-complex="bold"/>
    </style:style>
    <style:style style:name="T9" style:family="text">
      <style:text-properties style:font-name="Georgia" style:font-name-complex="Times New Roman1"/>
    </style:style>
    <style:style style:name="T10" style:family="text">
      <style:text-properties fo:color="#545454" style:font-name="Georgia" fo:font-size="10.5pt" fo:language="none" fo:country="none" fo:font-style="italic" style:text-underline-style="solid" style:text-underline-width="auto" style:text-underline-color="font-color"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1" style:family="text">
      <style:text-properties fo:language="none" fo:country="none" style:font-name-asian="Georgia" style:language-asian="none" style:country-asian="none" style:font-name-complex="Georgia" style:language-complex="none" style:country-complex="none"/>
    </style:style>
    <style:style style:name="T12"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3" style:family="text">
      <style:text-properties fo:color="#000000" style:font-name="Georgia" fo:language="none" fo:country="none" fo:background-color="transparent" style:font-name-asian="Georgia" style:language-asian="none" style:country-asian="none" style:font-name-complex="Georgia" style:language-complex="none" style:country-complex="none"/>
    </style:style>
    <style:style style:name="T14" style:family="text">
      <style:text-properties fo:color="#000000" style:font-name="Georgia" fo:language="none" fo:country="none" fo:font-style="italic" fo:background-color="transparent" style:font-name-asian="Georgia" style:language-asian="none" style:country-asian="none" style:font-style-asian="italic" style:font-name-complex="Georgia" style:language-complex="none" style:country-complex="none" style:font-style-complex="italic"/>
    </style:style>
    <style:style style:name="T15" style:family="text">
      <style:text-properties fo:color="#000000" style:font-name="Georgia" fo:language="none" fo:country="none" fo:font-style="normal" fo:background-color="transparent" style:font-name-asian="Georgia" style:language-asian="none" style:country-asian="none" style:font-style-asian="normal" style:font-name-complex="Georgia" style:language-complex="none" style:country-complex="none" style:font-style-complex="normal"/>
    </style:style>
    <style:style style:name="T16" style:family="text">
      <style:text-properties fo:color="#000000" style:font-name="Georgia" fo:language="none" fo:country="none" fo:font-weight="bold" fo:background-color="transparent" style:font-name-asian="Georgia" style:language-asian="none" style:country-asian="none" style:font-weight-asian="bold" style:font-name-complex="Georgia" style:language-complex="none" style:country-complex="none" style:font-weight-complex="bold"/>
    </style:style>
    <style:style style:name="T17" style:family="text">
      <style:text-properties fo:color="#000000" style:font-name="Georgia" fo:language="none" fo:country="none" style:text-underline-style="solid" style:text-underline-width="auto" style:text-underline-color="font-color" fo:background-color="transparent" style:font-name-asian="Georgia" style:language-asian="none" style:country-asian="none" style:font-name-complex="Georgia" style:language-complex="none" style:country-complex="none"/>
    </style:style>
    <style:style style:name="T18" style:family="text">
      <style:text-properties fo:color="#000000" style:font-name="Georgia" fo:language="en" fo:country="US" fo:font-style="normal" fo:background-color="transparent" style:font-name-asian="Georgia" style:language-asian="none" style:country-asian="none" style:font-style-asian="normal" style:font-name-complex="Georgia" style:language-complex="none" style:country-complex="none"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 Plan For The New Year</text:p>
      <text:p text:style-name="P1"/>
      <text:p text:style-name="P2"><text:span text:style-name="T1">Read:</text:span><text:span text:style-name="T2"> during introduction</text:span></text:p>
      <text:p text:style-name="P3"/>
      <text:p text:style-name="P8"><text:span text:style-name="T3">Text:</text:span><text:span text:style-name="T5"> </text:span><text:span text:style-name="T12">Dan 6:10 “Now when Daniel knew that the writing was signed, he went into his house; and his windows being open in his chamber toward Jerusalem, he kneeled upon his knees three times a day, and prayed, and gave thanks before his God, as he did aforetime.”</text:span></text:p>
      <text:p text:style-name="P7"/>
      <text:h text:style-name="P5" text:outline-level="3"><text:span text:style-name="T1">Introduction:</text:span><text:span text:style-name="T2"> When our days are busy it is normal to pare down our list by eliminating items of lesser importance. John Wesley once said: “I have so much to do today that I must pray for an extra hour so that I can get it all done.” How busy is your life? Do you have hours a day to waste? Is your “to Do” list longer than your life expectancy? Is there any reason to believe that you will be caught up by the end of this year? Next year? </text:span></text:h>
      <text:h text:style-name="P6" text:outline-level="3"><text:span text:style-name="T2"><text:s text:c="2"/>I wanted to talk about having a plan that may work to make this next year the most blessed year yet. Let's turn to Exodus 16:4-7 &amp; 15-18 and read.</text:span></text:h>
      <text:h text:style-name="P6" text:outline-level="3"><text:span text:style-name="T2"/></text:h>
      <text:h text:style-name="P9" text:outline-level="3"><text:span text:style-name="T4">A Great Need:</text:span><text:span text:style-name="T5"> Over a million people and no fast food restaurants in the desert. God had helped these people to escape Egypt, to cross the Red Sea and see the dead bodies of the soldiers ho had oppressed them floating along the shore. God had showed Himself faithful, so far, but the people still resorted to tears and anger whenever they didn't get what they needed immediately. Now it was food. In their haste to leave Egypt they failed to bring enough food to last for years and years. It didn't occur to them to pray when it was so easy to whine. And whine they did. Here is what they said to Moses and Aaron: “</text:span><text:span text:style-name="T7">Would to God we had died by the hand of the LORD in the land of Egypt, when we sat by the flesh pots, </text:span><text:span text:style-name="T10">and</text:span><text:span text:style-name="T7"> when we did eat bread to the full; for ye have brought us forth into this wilderness, to kill this whole assembly with hunger</text:span><text:span text:style-name="T6">.” This same crowd that had rejoiced after the crossing of the Red Sea now wishes to return to bondage. Had they already forgotten how they had got to where they were?</text:span></text:h>
      <text:h text:style-name="P9" text:outline-level="3"><text:span text:style-name="T6"/></text:h>
      <text:h text:style-name="P10" text:outline-level="3"><text:span text:style-name="T8">A Great Answer:</text:span><text:span text:style-name="T9"> When Moses prays God has a surprising response: “...</text:span><text:span text:style-name="T13">Behold, I will rain bread from heaven for you; and the people shall go out and gather a certain rate every day, that I may prove them, whether they will walk in my law, or no. And it shall come to pass, that on the sixth day they shall prepare </text:span><text:span text:style-name="T14">that</text:span><text:span text:style-name="T13"> which they bring in; and it shall be twice as much as they gather daily. </text:span></text:h>
      <text:h text:style-name="P10" text:outline-level="3"><text:span text:style-name="T13"><text:s text:c="2"/>Who would believe this is even possible. Raining bread? Who ever heard of that? Where's the bakery? How can such a large amount be prepared? What force will be needed to throw the bread high enough to allow it to fall like rain? </text:span></text:h>
      <text:h text:style-name="P10" text:outline-level="3"><text:span text:style-name="T13"><text:s text:c="2"/>Not only is bread promised but it is promised to last for a long time. </text:span><text:span text:style-name="T17">Only God could fulfill such a promise</text:span><text:span text:style-name="T13">.</text:span></text:h>
      <text:h text:style-name="P10" text:outline-level="3"><text:span text:style-name="T13"/></text:h>
      <text:h text:style-name="P10" text:outline-level="3"><text:span text:style-name="T16">A Great Ignorance:</text:span><text:span text:style-name="T13"> The people whined; Moses prayed; God answered and told them precisely what He would do. So when He does what He said; here is the peoples response: “...they said one to another, It </text:span><text:span text:style-name="T14">is</text:span><text:span text:style-name="T13"> manna: for they wist not what it </text:span><text:span text:style-name="T14">was.</text:span><text:span text:style-name="T15">” They didn't say: It is the bread promised from God. They actually called it (in </text:span><text:span text:style-name="T18">English</text:span><text:span text:style-name="T15">) “what is it?” when they sent the kids out in the morning to gather the bread they said: “Go out and get what is it? </text:span></text:h>
      <text:h text:style-name="P10" text:outline-level="3"><text:span text:style-name="T15"><text:s text:c="2"/>How <text:s/>could they be so ignorant of what God had just said? How could they not remember? The same way that you and I can read the scripture and see the other person's shortcomings but not our own. It may be a reflection of how we can easily sin even when we have been warned time and time again. </text:span></text:h>
      <text:h text:style-name="P10" text:outline-level="3"><text:span text:style-name="T15"/></text:h>
      <text:h text:style-name="P10" text:outline-level="3"><text:span text:style-name="T16">Great Grace:</text:span><text:span text:style-name="T13"> God does not hold their ignorance against them. He continues to provide bread daily for years to come. He blesses those who seemingly are unappreciative of what he is doing even while He is doing it. Isn't that great news? God is gracious even when we are willfully <text:s/>ignorant and/or disobedient to His plans for us. </text:span></text:h>
      <text:h text:style-name="P10" text:outline-level="3"><text:span text:style-name="T13"/></text:h>
      <text:h text:style-name="P10" text:outline-level="3"><text:span text:style-name="T16">Conclude:</text:span><text:span text:style-name="T13"> What does this have to do with a plan for the new year? Well let's think of it this way. Here is what Jesus said: “...Moses gave you not that bread from heaven; but my Father giveth you the true bread from heaven. For the bread of God is he which cometh down from heaven, and giveth life unto the world...I am the bread of life: he that cometh to me shall never hunger; and he that believeth on me shall never thirst.”</text:span></text:h>
      <text:h text:style-name="P10" text:outline-level="3"><text:span text:style-name="T13"><text:s text:c="2"/>A plan for the New Year must include a decision to daily gather all of the bread that we need for our own sustenance and allow Jesus to be seen in our daily living. </text:span></text:h>
      <text:h text:style-name="P10" text:outline-level="3"><text:span text:style-name="T13"><text:s text:c="2"/>In 2019, understanding that Jesus is the Bread of Life: Let's gather the Bread, let's enjoy the Bread, and let's share the Bread. Just as no child has ever said that his dad spent too much time with him so no believer has ever said that His Heavenly Father has spent too much time with them either.</text:span></text:h>
      <text:p text:style-name="P4"><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6</meta:editing-cycles>
    <meta:creation-date>2014-03-28T17:34:00</meta:creation-date>
    <dc:date>2018-12-29T11:57:01.14</dc:date>
    <meta:editing-duration>P1DT1H25M52S</meta:editing-duration>
    <meta:generator>OpenOffice/4.1.3$Win32 OpenOffice.org_project/413m1$Build-9783</meta:generator>
    <meta:document-statistic meta:table-count="0" meta:image-count="0" meta:object-count="0" meta:page-count="1" meta:paragraph-count="15" meta:word-count="894" meta:character-count="46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